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87723" officeooo:paragraph-rsid="0018772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bd7d3" officeooo:paragraph-rsid="0019c8a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9c8ae" officeooo:paragraph-rsid="0019c8ae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2f0a14" officeooo:paragraph-rsid="002f0a1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Serif" fo:font-size="11pt" style:text-underline-style="solid" style:text-underline-width="auto" style:text-underline-color="font-color" officeooo:rsid="00187723" officeooo:paragraph-rsid="00187723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LiberationSerif" fo:font-size="12pt" style:text-underline-style="none" officeooo:rsid="00187723" officeooo:paragraph-rsid="0018772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Serif" fo:font-size="12pt" style:text-underline-style="none" officeooo:rsid="0019c8ae" officeooo:paragraph-rsid="0019c8a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Serif" fo:font-size="12pt" style:text-underline-style="none" officeooo:rsid="0019c8ae" officeooo:paragraph-rsid="002ab61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Serif" fo:font-size="15pt" style:text-underline-style="solid" style:text-underline-width="auto" style:text-underline-color="font-color" officeooo:rsid="00187723" officeooo:paragraph-rsid="00187723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LiberationSerif" fo:font-size="13pt" style:text-underline-style="solid" style:text-underline-width="auto" style:text-underline-color="font-color" officeooo:rsid="002ece13" officeooo:paragraph-rsid="002ece1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bd7d3" officeooo:paragraph-rsid="001bd7d3" style:font-size-asian="14pt" style:font-size-complex="14pt"/>
    </style:style>
    <style:style style:name="P13" style:family="paragraph" style:parent-style-name="Standard">
      <style:text-properties officeooo:rsid="001ea63a" officeooo:paragraph-rsid="001ea63a"/>
    </style:style>
    <style:style style:name="P14" style:family="paragraph" style:parent-style-name="Standard">
      <style:text-properties officeooo:rsid="00230e7d" officeooo:paragraph-rsid="00230e7d"/>
    </style:style>
    <style:style style:name="P15" style:family="paragraph" style:parent-style-name="Standard">
      <style:text-properties officeooo:paragraph-rsid="00230e7d"/>
    </style:style>
    <style:style style:name="P16" style:family="paragraph" style:parent-style-name="Standard">
      <style:text-properties officeooo:rsid="0024286e" officeooo:paragraph-rsid="0024286e"/>
    </style:style>
    <style:style style:name="P17" style:family="paragraph" style:parent-style-name="Standard">
      <style:text-properties officeooo:rsid="0025b5bf" officeooo:paragraph-rsid="0025b5bf"/>
    </style:style>
    <style:style style:name="P18" style:family="paragraph" style:parent-style-name="Standard">
      <style:text-properties fo:font-weight="normal" officeooo:rsid="0025da09" officeooo:paragraph-rsid="002810e8" style:font-weight-asian="normal" style:font-weight-complex="normal"/>
    </style:style>
    <style:style style:name="P19" style:family="paragraph" style:parent-style-name="Standard">
      <style:text-properties fo:font-weight="normal" officeooo:rsid="00298ec1" officeooo:paragraph-rsid="00298ec1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Serif" fo:font-size="14pt" style:text-underline-style="solid" style:text-underline-width="auto" style:text-underline-color="font-color" officeooo:rsid="00187723" officeooo:paragraph-rsid="00187723" style:font-size-asian="14pt" style:font-size-complex="14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iberationSerif" fo:font-size="13pt" style:text-underline-style="solid" style:text-underline-width="auto" style:text-underline-color="font-color" officeooo:rsid="002ece13" officeooo:paragraph-rsid="002ece13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LiberationSerif" fo:font-size="12pt" style:text-underline-style="none" officeooo:rsid="001b6b6b" officeooo:paragraph-rsid="0019c8ae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officeooo:rsid="001bd7d3" officeooo:paragraph-rsid="001bd7d3" style:font-size-asian="14pt" style:font-size-complex="14pt"/>
    </style:style>
    <style:style style:name="P24" style:family="paragraph" style:parent-style-name="Standard">
      <style:text-properties fo:font-weight="normal" officeooo:rsid="0025b5bf" officeooo:paragraph-rsid="0024286e" style:font-weight-asian="normal" style:font-weight-complex="normal"/>
    </style:style>
    <style:style style:name="P25" style:family="paragraph" style:parent-style-name="Standard">
      <style:text-properties fo:font-weight="normal" officeooo:rsid="0034c02c" officeooo:paragraph-rsid="0034c02c" style:font-weight-asian="normal" style:font-weight-complex="normal"/>
    </style:style>
    <style:style style:name="P26" style:family="paragraph" style:parent-style-name="Standard">
      <style:text-properties fo:font-weight="normal" officeooo:rsid="0025da09" officeooo:paragraph-rsid="002810e8" style:font-weight-asian="normal" style:font-weight-complex="normal"/>
    </style:style>
    <style:style style:name="P27" style:family="paragraph" style:parent-style-name="Standard">
      <style:text-properties fo:font-weight="normal" officeooo:rsid="0025da09" officeooo:paragraph-rsid="0034c02c" style:font-weight-asian="normal" style:font-weight-complex="normal"/>
    </style:style>
    <style:style style:name="T1" style:family="text">
      <style:text-properties style:font-name="LiberationSerif"/>
    </style:style>
    <style:style style:name="T2" style:family="text">
      <style:text-properties style:font-name="LiberationSerif" officeooo:rsid="0019c8ae"/>
    </style:style>
    <style:style style:name="T3" style:family="text">
      <style:text-properties style:font-name="LiberationSerif" officeooo:rsid="001b6b6b"/>
    </style:style>
    <style:style style:name="T4" style:family="text">
      <style:text-properties style:font-name="LiberationSerif" officeooo:rsid="001f3bfb"/>
    </style:style>
    <style:style style:name="T5" style:family="text">
      <style:text-properties style:font-name="LiberationSerif" officeooo:rsid="001f75c0"/>
    </style:style>
    <style:style style:name="T6" style:family="text">
      <style:text-properties style:font-name="LiberationSerif" fo:font-weight="bold" style:font-weight-asian="bold" style:font-weight-complex="bold"/>
    </style:style>
    <style:style style:name="T7" style:family="text">
      <style:text-properties style:font-name="LiberationSerif" fo:font-weight="normal" style:font-weight-asian="normal" style:font-weight-complex="normal"/>
    </style:style>
    <style:style style:name="T8" style:family="text">
      <style:text-properties style:font-name="LiberationSerif" fo:font-weight="normal" officeooo:rsid="0030b413" style:font-weight-asian="normal" style:font-weight-complex="normal"/>
    </style:style>
    <style:style style:name="T9" style:family="text">
      <style:text-properties officeooo:rsid="001c8e8c"/>
    </style:style>
    <style:style style:name="T10" style:family="text">
      <style:text-properties officeooo:rsid="00213bc8"/>
    </style:style>
    <style:style style:name="T11" style:family="text">
      <style:text-properties officeooo:rsid="00230e7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c8e8c" style:font-weight-asian="bold" style:font-weight-complex="bold"/>
    </style:style>
    <style:style style:name="T14" style:family="text">
      <style:text-properties fo:font-weight="bold" officeooo:rsid="0025b5bf" style:font-weight-asian="bold" style:font-weight-complex="bold"/>
    </style:style>
    <style:style style:name="T15" style:family="text">
      <style:text-properties fo:font-weight="bold" officeooo:rsid="0027b399" style:font-weight-asian="bold" style:font-weight-complex="bold"/>
    </style:style>
    <style:style style:name="T16" style:family="text">
      <style:text-properties fo:font-weight="bold" officeooo:rsid="002f0a14" style:font-weight-asian="bold" style:font-weight-complex="bold"/>
    </style:style>
    <style:style style:name="T17" style:family="text">
      <style:text-properties fo:font-weight="normal" officeooo:rsid="0025b5bf" style:font-weight-asian="normal" style:font-weight-complex="normal"/>
    </style:style>
    <style:style style:name="T18" style:family="text">
      <style:text-properties officeooo:rsid="0025da09"/>
    </style:style>
    <style:style style:name="T19" style:family="text">
      <style:text-properties officeooo:rsid="0027b399"/>
    </style:style>
    <style:style style:name="T20" style:family="text">
      <style:text-properties officeooo:rsid="002b4197"/>
    </style:style>
    <style:style style:name="T21" style:family="text">
      <style:text-properties officeooo:rsid="002daeab"/>
    </style:style>
    <style:style style:name="T22" style:family="text">
      <style:text-properties officeooo:rsid="002dd156"/>
    </style:style>
    <style:style style:name="T23" style:family="text">
      <style:text-properties officeooo:rsid="0034ce5e"/>
    </style:style>
    <style:style style:name="T24" style:family="text">
      <style:text-properties officeooo:rsid="0035337c"/>
    </style:style>
    <style:style style:name="T25" style:family="text">
      <style:text-properties officeooo:rsid="0038aba0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apport de projet de RICHAUME Anthéa et LEFEVRE Sebastien</text:p>
      <text:p text:style-name="Standard"/>
      <text:p text:style-name="Standard"/>
      <text:p text:style-name="P1">ORush</text:p>
      <text:p text:style-name="Standard"/>
      <text:p text:style-name="P6"/>
      <text:list xml:id="list2042772251" text:style-name="L1">
        <text:list-item>
          <text:p text:style-name="P20">Choix techniques</text:p>
        </text:list-item>
      </text:list>
      <text:p text:style-name="P10"/>
      <text:list xml:id="list2083547944" text:style-name="L2">
        <text:list-item>
          <text:p text:style-name="P21">Structure de données</text:p>
        </text:list-item>
      </text:list>
      <text:p text:style-name="P11"/>
      <text:p text:style-name="P7">Afin de réaliser ce projet nous avons choisi des structures adaptées pour rendre le code plus facile à écrire.</text:p>
      <text:p text:style-name="P2"><text:span text:style-name="T1">Un bateau </text:span><text:span text:style-name="T2">(type boat)</text:span><text:span text:style-name="T1"> est représenté par un record, avec 5 valeurs : son identifiant, sa longueur, </text:span><text:span text:style-name="T2">son orientation et les coordonnées de sa case la plus haute et la plus à gauche, x et y.</text:span></text:p>
      <text:p text:style-name="P9">Ces coordonnées sont mutables pour <text:span text:style-name="T10">y accéder plus facilement</text:span> <text:span text:style-name="T10">et pour </text:span>pouvoir directement modifier <text:span text:style-name="T10">ces valeurs</text:span> lors du déplacement du bateau <text:span text:style-name="T10">lors d’une copie du state.</text:span></text:p>
      <text:p text:style-name="P8">L’état du port (type state) est représenté par une liste de boat. Lors d’un ajout ou d’un déplacement de bateau, nous utilisons <text:span text:style-name="T16">Port.</text:span><text:span text:style-name="T12">grid_of_state</text:span> sur l’état courant pour pouvoir simplifier les vérifications des conditions d’ajout et de déplacement.</text:p>
      <text:p text:style-name="P4"><text:span text:style-name="T1">Un déplacement </text:span><text:span text:style-name="T4">(</text:span><text:span text:style-name="T5">type </text:span><text:span text:style-name="T4">move)</text:span><text:span text:style-name="T1"> est représenté par un tuple de char, le premier étant l’identifiant de bateau à déplacer et le deuxième le caractère ‘</text:span><text:span text:style-name="T3">&lt;’ ou’&gt;’.</text:span></text:p>
      <text:p text:style-name="P22"/>
      <text:p text:style-name="P5"><text:span text:style-name="T3">D</text:span><text:span text:style-name="T1">ans la fonction </text:span><text:span text:style-name="T6">Moves.apply_move</text:span><text:span text:style-name="T7">, le déplacement est effectué dans une copie du state (créée par </text:span><text:span text:style-name="T6">Port.stateCopy</text:span><text:span text:style-name="T7"> et </text:span><text:span text:style-name="T6">Port.boatCopy</text:span><text:span text:style-name="T8">) </text:span><text:span text:style-name="T7">car dans la recherche de solution </text:span><text:span text:style-name="T6">apply_move</text:span><text:span text:style-name="T7"> est appelée plusieurs fois sur le même state, donc il faut garder le state courant.</text:span></text:p>
      <text:p text:style-name="P3"/>
      <text:list xml:id="list220924437284683" text:continue-list="list2042772251" text:style-name="L1">
        <text:list-item>
          <text:p text:style-name="P23">Recherche de solution</text:p>
        </text:list-item>
      </text:list>
      <text:p text:style-name="P12"/>
      <text:p text:style-name="Standard">L’algorithme <text:span text:style-name="T20">de recherche de solution </text:span>consiste à <text:span text:style-name="T9">parcourir en largeur les possibilités en utilisant une file de nœud, un tuple composé d’un state courant et d’une chaîne de moves pour arriver à ce state.</text:span></text:p>
      <text:p text:style-name="Standard"/>
      <text:p text:style-name="P13"><text:span text:style-name="T12">solve_state</text:span> :</text:p>
      <text:p text:style-name="P13">On commence l’algorithme avec le state de départ et une chaîne vide.</text:p>
      <text:p text:style-name="P14">Tant que la file n’est pas vide, c’est-à-dire tant qu<text:span text:style-name="T21">e l’o</text:span>n a pas trouvé la solution, on défile la tête de la file et on teste si le state courant est en position gagnante avec la fonction <text:span text:style-name="T12">Moves.win</text:span>.</text:p>
      <text:p text:style-name="P14"/>
      <text:p text:style-name="P15"><text:span text:style-name="T11">Sinon, on récupère tous les moves possibles à partir du state courant avec la fonction </text:span><text:span text:style-name="T13">all_possible_moves</text:span><text:span text:style-name="T9"> qui itère sur la liste des bateaux et appelle pour chaque bateau la fonction </text:span><text:span text:style-name="T13">move_possible </text:span><text:span text:style-name="T9">qui teste tous les déplacements possibles (avancer ou reculer) pour ce bateau dans un state donné. La fonction </text:span><text:span text:style-name="T13">can_move</text:span><text:span text:style-name="T9"> renvoie true ou false si un déplacement est possible ou non.</text:span></text:p>
      <text:p text:style-name="P15"/>
      <text:p text:style-name="P16">On récupère ensuite la liste de tous les states possibles avec <text:span text:style-name="T12">all_reachable_state </text:span><text:span text:style-name="T17">qui appelle </text:span><text:span text:style-name="T14">all_state</text:span><text:span text:style-name="T17">. Cette fonction applique les moves possibles avec </text:span><text:span text:style-name="T14">Moves.apply_move</text:span><text:span text:style-name="T17">.</text:span></text:p>
      <text:p text:style-name="P24"/>
      <text:p text:style-name="P25">VERSION TUPLES</text:p>
      <text:p text:style-name="P17">On crée ensuite les <text:span text:style-name="T18">nœuds</text:span> (state,moves) avec <text:span text:style-name="T22">la fonction </text:span><text:span text:style-name="T12">tuples.</text:span></text:p>
      <text:p text:style-name="P18">On ajoute <text:span text:style-name="T19">à la file </text:span>les nœuds qui <text:span text:style-name="T19">n’ont pas été marqués (ceux qui ont été visité mais non exploré) avec la fonction </text:span><text:span text:style-name="T15">containState</text:span><text:span text:style-name="T19"> qui teste si les states sont présents dans la liste des states marqués en vérifiant la position et les identifiants des bateaux.</text:span></text:p>
      <text:p text:style-name="P18"/>
      <text:p text:style-name="P25"/>
      <text:p text:style-name="P25"><text:soft-page-break/>VERSION HASHTABLE</text:p>
      <text:p text:style-name="P25">On crée ensuite les nœuds (state,moves) que l’on stocke dans une table de hachage <text:span text:style-name="T25">ayant comme clé un state et comme valeur les moves.</text:span></text:p>
      <text:p text:style-name="P27">On ajoute <text:span text:style-name="T19">à la file </text:span>les nœuds qui <text:span text:style-name="T19">n’ont pas été marqués (ceux qui ont été visité mais non exploré) <text:s/>en testant si les states sont présents dans la liste des states marqués en les transformant en string pour simplifier la comparaison.</text:span></text:p>
      <text:p text:style-name="P25"/>
      <text:p text:style-name="P25"/>
      <text:p text:style-name="P19">La <text:span text:style-name="T23">fonction</text:span> s’arrête lorsque le state courant est en position gagnante. <text:span text:style-name="T24">La solution peut alors être retourn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0:21:58.749000000</meta:creation-date>
    <dc:date>2019-04-11T22:09:22.239902319</dc:date>
    <meta:editing-duration>PT1H17M18S</meta:editing-duration>
    <meta:editing-cycles>29</meta:editing-cycles>
    <meta:generator>LibreOffice/5.4.3.2$MacOSX_X86_64 LibreOffice_project/92a7159f7e4af62137622921e809f8546db437e5</meta:generator>
    <dc:creator>Anthéa Richaume</dc:creator>
    <meta:document-statistic meta:table-count="0" meta:image-count="0" meta:object-count="0" meta:page-count="2" meta:paragraph-count="24" meta:word-count="518" meta:character-count="3110" meta:non-whitespace-character-count="2618"/>
  </office:meta>
</office:document-meta>
</file>